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Helvetica, sans-serif"/>
    <style:font-face style:name="Open Sans1" svg:font-family="'Open Sans', Arial, sans-serif"/>
    <style:font-face style:name="Roboto Mono" svg:font-family="'Roboto Mono', 'Courier New', monospace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use-window-font-color="true" style:font-name="Ubuntu" fo:letter-spacing="normal" fo:font-style="normal" fo:font-weight="normal"/>
    </style:style>
    <style:style style:name="P2" style:family="paragraph" style:parent-style-name="Heading_20_2">
      <style:text-properties fo:font-variant="normal" fo:text-transform="none" style:use-window-font-color="true" style:font-name="Ubuntu" fo:font-size="12pt" fo:letter-spacing="normal" fo:font-style="normal" fo:font-weight="bold" loext:padding="0cm" loext:border="none"/>
    </style:style>
    <style:style style:name="P3" style:family="paragraph" style:parent-style-name="Heading_20_2">
      <style:paragraph-properties fo:margin-left="0cm" fo:margin-right="0cm" fo:line-height="130%" fo:text-align="justify" style:justify-single-word="false" fo:orphans="2" fo:widows="2" fo:text-indent="0cm" style:auto-text-indent="false" fo:padding-left="0.049cm" fo:padding-right="0cm" fo:padding-top="0cm" fo:padding-bottom="0cm" fo:border-left="3pt solid #006593" fo:border-right="none" fo:border-top="none" fo:border-bottom="none"/>
      <style:text-properties fo:font-variant="normal" fo:text-transform="none" style:use-window-font-color="true" style:font-name="Ubuntu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use-window-font-color="true" style:font-name="Ubuntu" loext:padding="0cm" loext:border="none"/>
    </style:style>
    <style:style style:name="P8" style:family="paragraph" style:parent-style-name="Heading_20_2">
      <style:paragraph-properties fo:margin-left="0.529cm" fo:margin-right="0.529cm" fo:margin-top="0.529cm" fo:margin-bottom="0.529cm" loext:contextual-spacing="false" fo:line-height="130%" fo:text-align="justify" style:justify-single-word="false" fo:orphans="2" fo:widows="2" fo:text-indent="0cm" style:auto-text-indent="false" fo:padding-left="0.049cm" fo:padding-right="0cm" fo:padding-top="0cm" fo:padding-bottom="0cm" fo:border-left="3pt solid #006593" fo:border-right="none" fo:border-top="none" fo:border-bottom="none"/>
      <style:text-properties fo:font-variant="normal" fo:text-transform="none" style:use-window-font-color="true" style:font-name="Ubuntu" fo:font-size="12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text-properties style:use-window-font-color="true" style:font-name="Ubuntu"/>
    </style:style>
    <style:style style:name="P12" style:family="paragraph" style:parent-style-name="Title">
      <style:paragraph-properties fo:break-before="page"/>
    </style:style>
    <style:style style:name="P13" style:family="paragraph" style:parent-style-name="Title">
      <style:paragraph-properties fo:break-before="page"/>
      <style:text-properties style:use-window-font-color="true" style:font-name="Ubuntu"/>
    </style:style>
    <style:style style:name="P14" style:family="paragraph" style:parent-style-name="Title">
      <style:text-properties style:use-window-font-color="true" style:font-name="Ubuntu"/>
    </style:style>
    <style:style style:name="P15" style:family="paragraph" style:parent-style-name="Heading_20_2">
      <style:paragraph-properties fo:margin-left="0.529cm" fo:margin-right="0.529cm" fo:margin-top="0.529cm" fo:margin-bottom="0.529cm" loext:contextual-spacing="false" fo:line-height="130%" fo:text-align="justify" style:justify-single-word="false" fo:orphans="2" fo:widows="2" fo:text-indent="0cm" style:auto-text-indent="false" fo:padding-left="0.049cm" fo:padding-right="0cm" fo:padding-top="0cm" fo:padding-bottom="0cm" fo:border-left="3pt solid #006593" fo:border-right="none" fo:border-top="none" fo:border-bottom="none"/>
      <style:text-properties fo:font-variant="normal" fo:text-transform="none" style:use-window-font-color="true" style:font-name="Ubuntu" fo:font-size="12pt" fo:letter-spacing="normal" fo:font-style="normal" fo:font-weight="bold" loext:padding="0cm" loext:border="none"/>
    </style:style>
    <style:style style:name="P16" style:family="paragraph" style:parent-style-name="Preformatted_20_Text" style:list-style-name="L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7" style:family="paragraph" style:parent-style-name="Preformatted_20_Text" style:list-style-name="L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loext:padding="0cm" loext:border="none"/>
    </style:style>
    <style:style style:name="P18" style:family="paragraph" style:parent-style-name="Quotations">
      <style:paragraph-properties fo:margin-left="1.529cm" fo:margin-right="1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19" style:family="paragraph" style:parent-style-name="Text_20_body">
      <style:text-properties style:use-window-font-color="true" style:font-name="Ubuntu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21" style:family="paragraph" style:parent-style-name="Text_20_body" style:list-style-name="L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22" style:family="paragraph" style:parent-style-name="Text_20_body" style:list-style-name="L7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23" style:family="paragraph" style:parent-style-name="Text_20_body" style:list-style-name="L8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24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5" style:family="paragraph" style:parent-style-name="Text_20_body" style:list-style-name="L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7" style:family="paragraph" style:parent-style-name="Text_20_body" style:list-style-name="L5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8" style:family="paragraph" style:parent-style-name="Text_20_body" style:list-style-name="L6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29" style:family="paragraph" style:parent-style-name="Text_20_body" style:list-style-name="L7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8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1" style:family="paragraph" style:parent-style-name="Text_20_body" style:list-style-name="L9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2" style:family="paragraph" style:parent-style-name="Text_20_body" style:list-style-name="L10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3" style:family="paragraph" style:parent-style-name="Text_20_body" style:list-style-name="L1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use-window-font-color="true" style:font-name="Ubuntu" loext:padding="0cm" loext:border="none"/>
    </style:style>
    <style:style style:name="P35" style:family="paragraph" style:parent-style-name="Text_20_body" style:list-style-name="L1">
      <style:paragraph-properties fo:margin-left="0cm" fo:margin-right="0cm" fo:margin-top="0cm" fo:margin-bottom="1.191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36" style:family="paragraph" style:parent-style-name="Text_20_body" style:list-style-name="L7">
      <style:paragraph-properties fo:margin-left="0cm" fo:margin-right="0cm" fo:margin-top="0cm" fo:margin-bottom="1.191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37" style:family="paragraph" style:parent-style-name="Text_20_body" style:list-style-name="L8">
      <style:paragraph-properties fo:margin-left="0cm" fo:margin-right="0cm" fo:margin-top="0cm" fo:margin-bottom="1.191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P38" style:family="paragraph" style:parent-style-name="Text_20_body" style:list-style-name="L12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39" style:family="paragraph" style:parent-style-name="Text_20_body" style:list-style-name="L13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40" style:family="paragraph" style:parent-style-name="Text_20_body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41" style:family="paragraph" style:parent-style-name="Text_20_body" style:list-style-name="L17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42" style:family="paragraph" style:parent-style-name="Text_20_body" style:list-style-name="L18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43" style:family="paragraph" style:parent-style-name="Text_20_body" style:list-style-name="L22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44" style:family="paragraph" style:parent-style-name="Text_20_body" style:list-style-name="L13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45" style:family="paragraph" style:parent-style-name="Text_20_body" style:list-style-name="L14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46" style:family="paragraph" style:parent-style-name="Text_20_body" style:list-style-name="L15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47" style:family="paragraph" style:parent-style-name="Text_20_body" style:list-style-name="L16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48" style:family="paragraph" style:parent-style-name="Text_20_body" style:list-style-name="L12">
      <style:paragraph-properties fo:margin-left="0.529cm" fo:margin-right="0.529cm" fo:margin-top="0cm" fo:margin-bottom="1.191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49" style:family="paragraph" style:parent-style-name="Text_20_body" style:list-style-name="L17">
      <style:paragraph-properties fo:margin-left="0.529cm" fo:margin-right="0.529cm" fo:margin-top="0cm" fo:margin-bottom="1.191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50" style:family="paragraph" style:parent-style-name="Text_20_body" style:list-style-name="L18">
      <style:paragraph-properties fo:margin-left="0.529cm" fo:margin-right="0.529cm" fo:margin-top="0cm" fo:margin-bottom="1.191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51" style:family="paragraph" style:parent-style-name="Text_20_body" style:list-style-name="L23">
      <style:paragraph-properties fo:margin-left="0.529cm" fo:margin-right="0.529cm" fo:margin-top="0cm" fo:margin-bottom="1.191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P52" style:family="paragraph" style:parent-style-name="Text_20_body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3" style:family="paragraph" style:parent-style-name="Text_20_body" style:list-style-name="L18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4" style:family="paragraph" style:parent-style-name="Text_20_body" style:list-style-name="L19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5" style:family="paragraph" style:parent-style-name="Text_20_body" style:list-style-name="L20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6" style:family="paragraph" style:parent-style-name="Text_20_body" style:list-style-name="L21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7" style:family="paragraph" style:parent-style-name="Text_20_body" style:list-style-name="L22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8" style:family="paragraph" style:parent-style-name="Text_20_body" style:list-style-name="L24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9" style:family="paragraph" style:parent-style-name="Text_20_body" style:list-style-name="L25">
      <style:paragraph-properties fo:margin-left="0.529cm" fo:margin-right="0.529cm" fo:margin-top="0cm" fo:margin-bottom="0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60" style:family="paragraph" style:parent-style-name="Title">
      <style:paragraph-properties fo:break-before="page"/>
    </style:style>
    <style:style style:name="P61" style:family="paragraph" style:parent-style-name="Title">
      <style:paragraph-properties fo:break-before="page"/>
      <style:text-properties style:use-window-font-color="true"/>
    </style:style>
    <style:style style:name="P62" style:family="paragraph" style:parent-style-name="Title">
      <style:text-properties style:use-window-font-color="true" style:font-name="Ubuntu"/>
    </style:style>
    <style:style style:name="T1" style:family="text">
      <style:text-properties fo:font-variant="normal" fo:text-transform="none" fo:color="#e8e6e3" style:font-name="Open Sans1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e8e6e3" style:font-name="Open Sans1" fo:font-size="12pt" fo:letter-spacing="normal" fo:font-style="italic" fo:font-weight="normal" loext:padding="0cm" loext:border="none"/>
    </style:style>
    <style:style style:name="T3" style:family="text">
      <style:text-properties fo:font-variant="normal" fo:text-transform="none" fo:color="#e8e6e3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e8e6e3" fo:font-size="12pt" fo:letter-spacing="normal" fo:font-style="italic" fo:font-weight="normal" loext:padding="0cm" loext:border="none"/>
    </style:style>
    <style:style style:name="T5" style:family="text">
      <style:text-properties fo:font-variant="normal" fo:text-transform="none" fo:color="#e8e6e3" style:font-name="Ubuntu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e8e6e3" style:font-name="Ubuntu" fo:font-size="12pt" fo:letter-spacing="normal" fo:font-style="italic" fo:font-weight="normal" loext:padding="0cm" loext:border="none"/>
    </style:style>
    <style:style style:name="T7" style:family="text">
      <style:text-properties fo:font-variant="normal" fo:text-transform="none" fo:color="#64cfff" style:font-name="Open Sans1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64cfff" style:font-name="Open Sans1" fo:font-size="12pt" fo:letter-spacing="normal" fo:font-style="italic" fo:font-weight="bold" loext:padding="0cm" loext:border="none"/>
    </style:style>
    <style:style style:name="T9" style:family="text">
      <style:text-properties fo:font-variant="normal" fo:text-transform="none" fo:color="#64cfff" fo:font-size="12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64cfff" fo:font-size="12pt" fo:letter-spacing="normal" fo:font-style="italic" fo:font-weight="bold" loext:padding="0cm" loext:border="none"/>
    </style:style>
    <style:style style:name="T11" style:family="text">
      <style:text-properties fo:font-variant="normal" fo:text-transform="none" fo:color="#64cfff" style:font-name="Ubuntu" fo:font-size="12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64cfff" style:font-name="Ubuntu" fo:font-size="12pt" fo:letter-spacing="normal" fo:font-style="italic" fo:font-weight="bold" loext:padding="0cm" loext:border="none"/>
    </style:style>
    <style:style style:name="T13" style:family="text">
      <style:text-properties fo:font-variant="normal" fo:text-transform="none" fo:color="#1adbff" style:font-name="Open Sans1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1adbff" fo:font-size="12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1adbff" style:font-name="monospace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1adbff" style:font-name="Ubuntu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style:use-window-font-color="true" style:font-name="Ubuntu" fo:font-size="12pt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style:use-window-font-color="true" style:font-name="Ubuntu" fo:font-size="12pt" fo:letter-spacing="normal" fo:font-style="normal" fo:font-weight="normal" fo:background-color="#1b1d1e" loext:char-shading-value="0"/>
    </style:style>
    <style:style style:name="T20" style:family="text">
      <style:text-properties fo:font-variant="normal" fo:text-transform="none" style:use-window-font-color="true" style:font-name="Ubuntu" fo:font-size="12pt" fo:letter-spacing="normal" fo:font-style="normal" fo:font-weight="normal" fo:background-color="#1b1d1e" loext:char-shading-value="0" loext:padding="0cm" loext:border="none"/>
    </style:style>
    <style:style style:name="T21" style:family="text">
      <style:text-properties fo:font-variant="normal" fo:text-transform="none" style:use-window-font-color="true" style:font-name="Ubuntu" fo:font-size="12pt" fo:letter-spacing="normal" fo:font-style="normal" fo:font-weight="bold" loext:padding="0cm" loext:border="none"/>
    </style:style>
    <style:style style:name="T22" style:family="text">
      <style:text-properties fo:font-variant="normal" fo:text-transform="none" style:use-window-font-color="true" style:font-name="Ubuntu" fo:font-size="12pt" fo:letter-spacing="normal" fo:font-style="italic" fo:font-weight="normal" fo:background-color="#1b1d1e" loext:char-shading-value="0"/>
    </style:style>
    <style:style style:name="T23" style:family="text">
      <style:text-properties fo:font-variant="normal" fo:text-transform="none" style:use-window-font-color="true" style:font-name="Ubuntu" fo:font-size="12pt" fo:letter-spacing="normal" fo:font-style="italic" fo:font-weight="normal" fo:background-color="#1b1d1e" loext:char-shading-value="0" loext:padding="0cm" loext:border="none"/>
    </style:style>
    <style:style style:name="T24" style:family="text">
      <style:text-properties fo:font-variant="normal" fo:text-transform="none" style:use-window-font-color="true" style:font-name="Ubuntu" fo:font-size="12pt" fo:letter-spacing="normal" fo:font-style="normal" fo:font-weight="normal" loext:padding="0cm" loext:border="none"/>
    </style:style>
    <style:style style:name="T25" style:family="text">
      <style:text-properties fo:font-variant="normal" fo:text-transform="none" style:use-window-font-color="true" style:font-name="Ubuntu" fo:font-size="12pt" fo:letter-spacing="normal" fo:font-style="normal" fo:font-weight="bold" loext:padding="0cm" loext:border="none"/>
    </style:style>
    <style:style style:name="T26" style:family="text">
      <style:text-properties fo:font-variant="normal" fo:text-transform="none" style:use-window-font-color="true" style:font-name="Ubuntu" fo:font-size="12pt" fo:letter-spacing="normal" fo:font-style="italic" fo:font-weight="normal" loext:padding="0cm" loext:border="none"/>
    </style:style>
    <style:style style:name="T27" style:family="text">
      <style:text-properties fo:font-variant="normal" fo:text-transform="none" style:use-window-font-color="true" style:font-name="Ubuntu" fo:font-size="12pt" fo:letter-spacing="normal" fo:font-style="italic" fo:font-weight="bold" loext:padding="0cm" loext:border="none"/>
    </style:style>
    <style:style style:name="T28" style:family="text"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T29" style:family="text">
      <style:text-properties fo:font-variant="normal" fo:text-transform="none" style:font-name="Ubuntu" fo:font-size="12pt" fo:letter-spacing="normal" fo:font-style="normal" fo:font-weight="bold" loext:padding="0cm" loext:border="none"/>
    </style:style>
    <style:style style:name="T30" style:family="text">
      <style:text-properties fo:font-variant="normal" fo:text-transform="none" style:font-name="Ubuntu" fo:font-size="12pt" fo:letter-spacing="normal" fo:font-style="italic" fo:font-weight="normal" loext:padding="0cm" loext:border="none"/>
    </style:style>
    <style:style style:name="T31" style:family="text">
      <style:text-properties fo:font-variant="normal" fo:text-transform="none" style:font-name="Ubuntu" fo:font-size="12pt" fo:letter-spacing="normal" fo:font-style="italic" fo:font-weight="bold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2.646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3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824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rix Chat: Criando o nosso projeto Aluracord</text:p>
      <text:h text:style-name="P1" text:outline-level="2">Detalhes desta aula</text:h>
      <text:p text:style-name="P5"><text:span text:style-name="T17">Nesta primeira aula de </text:span><text:span text:style-name="Strong_20_Emphasis"><text:span text:style-name="T18">React</text:span></text:span><text:span text:style-name="T17"> começaremos a fazer a nossa área de login no </text:span><text:span text:style-name="Emphasis"><text:span text:style-name="T18">Aluracord</text:span></text:span><text:span text:style-name="T17">! E você vai colocá-la no ar!</text:span></text:p>
      <text:p text:style-name="P5"><text:span text:style-name="T17">Nesta aula vamos criar tudo do ZERO: desde o package.json até os arquivos bases do Next.js para iniciar nosso projeto e ter o </text:span><text:span text:style-name="Strong_20_Emphasis"><text:span text:style-name="T18">CSS in JS com styled-jsx</text:span></text:span><text:span text:style-name="T17"> para cuidar da camada de estilo da nossa aplicação, duas ferramentas essenciais do mundo React. Também entenderemos como React se tornou tão popular no mercado de tecnologia e como iniciar o nosso aprendizado com a tecnologia.</text:span></text:p>
      <text:h text:style-name="P3" text:outline-level="2">Conteúdo detalhado desta aula</text:h>
      <text:list xml:id="list2802054399" text:style-name="L1">
        <text:list-item>
          <text:p text:style-name="P20">Iniciaremos um projeto Next.js;</text:p>
        </text:list-item>
        <text:list-item>
          <text:p text:style-name="P20">Criaremos components com React usando CSS in JS;</text:p>
        </text:list-item>
        <text:list-item>
          <text:p text:style-name="P20">Vamos ver a estrutura inicial de um projeto Next.js;</text:p>
        </text:list-item>
        <text:list-item>
          <text:p text:style-name="P20">Passaremos propriedades para components;</text:p>
        </text:list-item>
        <text:list-item>
          <text:p text:style-name="P35">Faremos deploy do seu Aluracord na Vercel.</text:p>
        </text:list-item>
      </text:list>
      <text:p text:style-name="P5"><text:span text:style-name="T17">Lembre de postar o resultado final do seu Aluracord com as hashtags </text:span><text:span text:style-name="Strong_20_Emphasis"><text:span text:style-name="T18">#ImersaoReact</text:span></text:span><text:span text:style-name="T17"> e </text:span><text:span text:style-name="Strong_20_Emphasis"><text:span text:style-name="T18">#Aluracord</text:span></text:span><text:span text:style-name="T17"> marcando o </text:span><text:a xlink:type="simple" xlink:href="https://twitter.com/omariosouto" office:target-frame-name="_blank" xlink:show="new" text:style-name="Internet_20_link" text:visited-style-name="Visited_20_Internet_20_Link"><text:span text:style-name="T21">Mario</text:span></text:a><text:span text:style-name="T17"> e o </text:span><text:a xlink:type="simple" xlink:href="https://twitter.com/paulo_caelum" office:target-frame-name="_blank" xlink:show="new" text:style-name="Internet_20_link" text:visited-style-name="Visited_20_Internet_20_Link"><text:span text:style-name="T21">Paulo</text:span></text:a><text:span text:style-name="T17">!</text:span></text:p>
      <text:p text:style-name="P5"><text:span text:style-name="T17">Também entre no </text:span><text:a xlink:type="simple" xlink:href="https://discord.gg/kbzA7rPFFu" office:target-frame-name="_blank" xlink:show="new" text:style-name="Internet_20_link" text:visited-style-name="Visited_20_Internet_20_Link"><text:span text:style-name="T21">nosso server</text:span></text:a><text:span text:style-name="T17"> do </text:span><text:span text:style-name="Strong_20_Emphasis"><text:span text:style-name="T18">Discord</text:span></text:span><text:span text:style-name="T17"> para compartilhar seus resultados e tirar suas dúvidas com a comunidade e professores! Lembre-se que a melhor forma de aprender é ensinando, então ajude a comunidade respondendo as dúvidas e compartilhando seu conhecimento.</text:span></text:p>
      <text:h text:style-name="P3" text:outline-level="2">Desafios desta aula!</text:h>
      <text:list xml:id="list885789587" text:style-name="L2">
        <text:list-item>
          <text:p text:style-name="P24"><text:span text:style-name="T17">Customizar o Aluracord com o SEU tema, seu background do assunto favorito (Filmes, Séries, Esportes, o desenho do coração) e compartilhar com a gente!, lembre-se de </text:span><text:a xlink:type="simple" xlink:href="https://coolors.co/1be7ff-6eeb83-e4ff1a-ffb800-ff5714" office:target-frame-name="_blank" xlink:show="new" text:style-name="Internet_20_link" text:visited-style-name="Visited_20_Internet_20_Link"><text:span text:style-name="T18">usar o Coolors</text:span></text:a><text:span text:style-name="T17"> que indicamos nesta aula, para gerar a paleta de cores.</text:span></text:p>
        </text:list-item>
        <text:list-item>
          <text:p text:style-name="P24"><text:span text:style-name="T17">Nosso arquivo de config com a parte das cores para </text:span><text:a xlink:type="simple" xlink:href="https://gist.githubusercontent.com/omariosouto/983909257ff37d47c6bc31dd286f6caa/raw/908fc2a625ea0a673cdc62be62b436064ca63abc/config.json" office:target-frame-name="_blank" xlink:show="new" text:style-name="Internet_20_link" text:visited-style-name="Visited_20_Internet_20_Link"><text:span text:style-name="T18">você fazer o seu tema está aqui, use-o como base 😍</text:span></text:a></text:p>
        </text:list-item>
        <text:list-item>
          <text:p text:style-name="P24"><text:span text:style-name="T17">Customizar o Aluracord com o SEU tema, seu background do assunto favorito (Filmes, Séries, Esportes, o desenho do coração) e compartilhar com a gente!, lembre-se de </text:span><text:a xlink:type="simple" xlink:href="https://coolors.co/1be7ff-6eeb83-e4ff1a-ffb800-ff5714" office:target-frame-name="_blank" xlink:show="new" text:style-name="Internet_20_link" text:visited-style-name="Visited_20_Internet_20_Link"><text:span text:style-name="T18">usar o Coolors</text:span></text:a><text:span text:style-name="T17"> que indicamos nesta aula, para gerar a paleta de cores.</text:span></text:p>
        </text:list-item>
      </text:list>
      <text:h text:style-name="P3" text:outline-level="2"><text:soft-page-break/>Códigos e links importantes para você acompanhar a aula</text:h>
      <text:list xml:id="list1479796308" text:style-name="L3">
        <text:list-item>
          <text:p text:style-name="P25"><text:a xlink:type="simple" xlink:href="https://www.figma.com/file/X5kVg1hNCajiV73ah7iyPz/Imersão-React---Aluracord---Matrix?node-id=0%3A1" office:target-frame-name="_blank" xlink:show="new" text:style-name="Internet_20_link" text:visited-style-name="Visited_20_Internet_20_Link"><text:span text:style-name="T18">Figma com o design que desenvolvemos na tela</text:span></text:a></text:p>
        </text:list-item>
        <text:list-item>
          <text:p text:style-name="P21">Iniciar o projeto</text:p>
          <text:p text:style-name="P16"><text:span text:style-name="Source_20_Text"><text:span text:style-name="T19">npx </text:span></text:span><text:span text:style-name="Source_20_Text"><text:span text:style-name="T20">create</text:span></text:span><text:span text:style-name="Source_20_Text"><text:span text:style-name="T19">-</text:span></text:span><text:span text:style-name="Source_20_Text"><text:span text:style-name="T20">next</text:span></text:span><text:span text:style-name="Source_20_Text"><text:span text:style-name="T19">-app </text:span></text:span><text:span text:style-name="Source_20_Text"><text:span text:style-name="T23">--example with-styled-components</text:span></text:span></text:p>
          <text:p text:style-name="P17"><text:span text:style-name="Source_20_Text"><text:span text:style-name="T22"># ou</text:span></text:span></text:p>
          <text:p text:style-name="P16"><text:span text:style-name="Source_20_Text"><text:span text:style-name="T19">yarn </text:span></text:span><text:span text:style-name="Source_20_Text"><text:span text:style-name="T20">create</text:span></text:span><text:span text:style-name="Source_20_Text"><text:span text:style-name="T19"> </text:span></text:span><text:span text:style-name="Source_20_Text"><text:span text:style-name="T20">next</text:span></text:span><text:span text:style-name="Source_20_Text"><text:span text:style-name="T19">-app </text:span></text:span><text:span text:style-name="Source_20_Text"><text:span text:style-name="T23">--example with-styled-components</text:span></text:span></text:p>
        </text:list-item>
        <text:list-item>
          <text:p text:style-name="P25"><text:span text:style-name="T17">Instalar e importar a lib de componentes brasileira totalmente integrada com o Next.js </text:span><text:span text:style-name="Source_20_Text"><text:span text:style-name="T18">@skynexui/components</text:span></text:span></text:p>
          <text:p text:style-name="P16"><text:span text:style-name="Source_20_Text"><text:span text:style-name="T20">npm</text:span></text:span><text:span text:style-name="Source_20_Text"><text:span text:style-name="T19"> install @skynexui/components</text:span></text:span></text:p>
          <text:p text:style-name="P21">ou</text:p>
          <text:p text:style-name="P16"><text:span text:style-name="Source_20_Text"><text:span text:style-name="T19">yarn add @skynexui/components</text:span></text:span></text:p>
        </text:list-item>
      </text:list>
      <text:p text:style-name="P6">E depois, no seu código importe:</text:p>
      <text:p text:style-name="P4"><text:span text:style-name="Source_20_Text"><text:span text:style-name="T20">import</text:span></text:span><text:span text:style-name="Source_20_Text"><text:span text:style-name="T19"> { Box, Button, Text, TextField, Image } </text:span></text:span><text:span text:style-name="Source_20_Text"><text:span text:style-name="T20">from</text:span></text:span><text:span text:style-name="Source_20_Text"><text:span text:style-name="T19"> </text:span></text:span><text:span text:style-name="Source_20_Text"><text:span text:style-name="T20">'@skynexui/components'</text:span></text:span><text:span text:style-name="Source_20_Text"><text:span text:style-name="T19">;</text:span></text:span></text:p>
      <text:list xml:id="list1317213137" text:style-name="L4">
        <text:list-item>
          <text:p text:style-name="P26"><text:a xlink:type="simple" xlink:href="https://gist.github.com/omariosouto/983909257ff37d47c6bc31dd286f6caa" office:target-frame-name="_blank" xlink:show="new" text:style-name="Internet_20_link" text:visited-style-name="Visited_20_Internet_20_Link"><text:span text:style-name="T18">Códigos prontos citados na aula</text:span></text:a></text:p>
        </text:list-item>
      </text:list>
      <text:h text:style-name="P3" text:outline-level="2">Repositório do Aluracord</text:h>
      <text:list xml:id="list3585276053" text:style-name="L5">
        <text:list-item>
          <text:p text:style-name="P27"><text:span text:style-name="T17">Confira nossa vitrine e deixe seu fork e star em nosso projeto. Vamos fazer o mundo todo ver essa comunidade que estamos criando para aprender React! </text:span><text:a xlink:type="simple" xlink:href="https://github.com/alura-challenges/aluracord-matrix" office:target-frame-name="_blank" xlink:show="new" text:style-name="Internet_20_link" text:visited-style-name="Visited_20_Internet_20_Link"><text:span text:style-name="T18">https://github.com/alura-challenges/aluracord-matrix</text:span></text:a></text:p>
        </text:list-item>
        <text:list-item>
          <text:p text:style-name="P27"><text:span text:style-name="T17">Aqui você consegue ver com detalhes as alterações de arquivos que fizemos: </text:span><text:a xlink:type="simple" xlink:href="https://github.com/alura-challenges/aluracord-matrix/pull/1/files" office:target-frame-name="_blank" xlink:show="new" text:style-name="Internet_20_link" text:visited-style-name="Visited_20_Internet_20_Link"><text:span text:style-name="T18">https://github.com/alura-challenges/aluracord-matrix/pull/1/files</text:span></text:a></text:p>
        </text:list-item>
      </text:list>
      <text:h text:style-name="P3" text:outline-level="2">Links citados nesta aula</text:h>
      <text:list xml:id="list2534059804" text:style-name="L6">
        <text:list-item>
          <text:p text:style-name="P28"><text:a xlink:type="simple" xlink:href="https://pt-br.reactjs.org/docs/create-a-new-react-app.html#recommended-toolchains" office:target-frame-name="_blank" xlink:show="new" text:style-name="Internet_20_link" text:visited-style-name="Visited_20_Internet_20_Link"><text:span text:style-name="T18">React</text:span></text:a></text:p>
        </text:list-item>
        <text:list-item>
          <text:p text:style-name="P28"><text:a xlink:type="simple" xlink:href="https://www.youtube.com/watch?v=S-jqd6WZ7M0" office:target-frame-name="_blank" xlink:show="new" text:style-name="Internet_20_link" text:visited-style-name="Visited_20_Internet_20_Link"><text:span text:style-name="T18">Mario Souto - Strategy Pattern</text:span></text:a></text:p>
        </text:list-item>
        <text:list-item>
          <text:p text:style-name="P28"><text:a xlink:type="simple" xlink:href="https://www.youtube.com/watch?v=85vJXFpXLQw" office:target-frame-name="_blank" xlink:show="new" text:style-name="Internet_20_link" text:visited-style-name="Visited_20_Internet_20_Link"><text:span text:style-name="T18">Mario Souto - Pegando dados de uma API com React</text:span></text:a></text:p>
        </text:list-item>
        <text:list-item>
          <text:p text:style-name="P28"><text:a xlink:type="simple" xlink:href="https://www.youtube.com/watch?v=-kVnp3fg-v4" office:target-frame-name="_blank" xlink:show="new" text:style-name="Internet_20_link" text:visited-style-name="Visited_20_Internet_20_Link"><text:span text:style-name="T18">Mario Souto - O sistema de rotas do NextJS, principais dúvidas</text:span></text:a></text:p>
        </text:list-item>
        <text:list-item>
          <text:p text:style-name="P28"><text:a xlink:type="simple" xlink:href="https://www.youtube.com/watch?v=yMRSDdifGW8" office:target-frame-name="_blank" xlink:show="new" text:style-name="Internet_20_link" text:visited-style-name="Visited_20_Internet_20_Link"><text:span text:style-name="T18">Mario Souto - Linter</text:span></text:a></text:p>
        </text:list-item>
        <text:list-item>
          <text:p text:style-name="P28"><text:a xlink:type="simple" xlink:href="https://www.youtube.com/watch?v=Cu-HP-gvggg" office:target-frame-name="_blank" xlink:show="new" text:style-name="Internet_20_link" text:visited-style-name="Visited_20_Internet_20_Link"><text:span text:style-name="T18">Mario Souto - Centralizar conteúdo na tela</text:span></text:a></text:p>
        </text:list-item>
        <text:list-item>
          <text:p text:style-name="P28"><text:a xlink:type="simple" xlink:href="https://cssgridgarden.com/" office:target-frame-name="_blank" xlink:show="new" text:style-name="Internet_20_link" text:visited-style-name="Visited_20_Internet_20_Link"><text:span text:style-name="T18">CSS Grid Garden</text:span></text:a></text:p>
        </text:list-item>
        <text:list-item>
          <text:p text:style-name="P28"><text:a xlink:type="simple" xlink:href="https://flexboxfroggy.com/" office:target-frame-name="_blank" xlink:show="new" text:style-name="Internet_20_link" text:visited-style-name="Visited_20_Internet_20_Link"><text:span text:style-name="T18">Flexbox Froggy</text:span></text:a></text:p>
        </text:list-item>
        <text:list-item>
          <text:p text:style-name="P28"><text:a xlink:type="simple" xlink:href="https://www.youtube.com/watch?v=R41_Qedrzik&amp;t=7s" office:target-frame-name="_blank" xlink:show="new" text:style-name="Internet_20_link" text:visited-style-name="Visited_20_Internet_20_Link"><text:span text:style-name="T18">Mario Souto - Storybook na prática</text:span></text:a></text:p>
        </text:list-item>
        <text:list-item>
          <text:p text:style-name="P28"><text:a xlink:type="simple" xlink:href="https://www.youtube.com/watch?v=GIz71YGzwP4" office:target-frame-name="_blank" xlink:show="new" text:style-name="Internet_20_link" text:visited-style-name="Visited_20_Internet_20_Link"><text:span text:style-name="T18">Mario Souto - Configurando ambiente JavaScript/NodeJS/Yarn</text:span></text:a></text:p>
        </text:list-item>
        <text:list-item>
          <text:p text:style-name="P28"><text:a xlink:type="simple" xlink:href="https://storybook.skynexui.dev/?path=/story/components-box--box-component" office:target-frame-name="_blank" xlink:show="new" text:style-name="Internet_20_link" text:visited-style-name="Visited_20_Internet_20_Link"><text:span text:style-name="T18">Documentação interativa com Storybook do SkynexUI</text:span></text:a></text:p>
        </text:list-item>
      </text:list>
      <text:h text:style-name="P3" text:outline-level="2">Como compartilhar seu próprio Aluracord</text:h>
      <text:p text:style-name="P5"><text:span text:style-name="T17">Você pode, depois do deploy, simplesmente marcar a gente usando a hashtag #Aluracord em alguma rede social. Mas quer fazer melhor? Você pode usar </text:span><text:a xlink:type="simple" xlink:href="https://chrome.google.com/webstore/detail/screencastify-screen-vide/mmeijimgabbpbgpdklnllpncmdofkcpn" office:target-frame-name="_blank" xlink:show="new" text:style-name="Internet_20_link" text:visited-style-name="Visited_20_Internet_20_Link"><text:span text:style-name="T21">este plugin do Chrome</text:span></text:a><text:span text:style-name="T17"> para gravar o seu site em ação, scrollar e mostrar efeitos especiais e ainda passear pelo seu código quando ele estiver interessante.</text:span></text:p>
      <text:p text:style-name="P6">Poste no seu Instagram, Linkedin, Twitter ou Facebook e marque #ImersaoReact, @aluraonline e seus professores para que a gente deixe um comentário e, quem sabe, você apareça nos extras das aulas!</text:p>
      <text:h text:style-name="P3" text:outline-level="2"><text:soft-page-break/>Acessibilidade - Transcrição da aula</text:h>
      <text:p text:style-name="P5"><text:span text:style-name="T17">Acesse a transcrição da aula 01 </text:span><text:a xlink:type="simple" xlink:href="https://github.com/neforodrigo/imersao_react_2022/blob/main/imersao_react_aula01.md" office:target-frame-name="_blank" xlink:show="new" text:style-name="Internet_20_link" text:visited-style-name="Visited_20_Internet_20_Link"><text:span text:style-name="T21">clicando aqui</text:span></text:a><text:span text:style-name="T17">.</text:span></text:p>
      <text:p text:style-name="P11"/>
      <text:p text:style-name="P11"><text:line-break/></text:p>
      <text:p text:style-name="P13">State, novas páginas e navegação SPA vs a Tradicional</text:p>
      <text:p text:style-name="P14"/>
      <text:h text:style-name="P1" text:outline-level="2">Detalhes desta aula</text:h>
      <text:p text:style-name="P6">Nesta aula aprenderemos a lidar com o state do React e entender melhor o que é uma SPA (Single Page Application).</text:p>
      <text:h text:style-name="P3" text:outline-level="2">Conteúdo detalhado desta aula</text:h>
      <text:p text:style-name="P6">Olha só:</text:p>
      <text:list xml:id="list58897796" text:style-name="L7">
        <text:list-item>
          <text:p text:style-name="P22">Entender melhor o que é um SPA;</text:p>
        </text:list-item>
        <text:list-item>
          <text:p text:style-name="P22">Conhecer o useState do React;</text:p>
        </text:list-item>
        <text:list-item>
          <text:p text:style-name="P29"><text:span text:style-name="T17">Como trabalhar com eventos no React </text:span><text:span text:style-name="Source_20_Text"><text:span text:style-name="T18">onSubmit</text:span></text:span><text:span text:style-name="T17">, </text:span><text:span text:style-name="Source_20_Text"><text:span text:style-name="T18">onClick</text:span></text:span><text:span text:style-name="T17">;</text:span></text:p>
        </text:list-item>
        <text:list-item>
          <text:p text:style-name="P36">E sempre após cada push na sua branch principal do GitHub faremos deploy do seu Aluracord na Vercel.</text:p>
        </text:list-item>
      </text:list>
      <text:p text:style-name="P5"><text:span text:style-name="T17">Lembre de postar o resultado final do seu Aluracord com as hashtags </text:span><text:span text:style-name="Strong_20_Emphasis"><text:span text:style-name="T18">#ImersaoReact</text:span></text:span><text:span text:style-name="T17"> e </text:span><text:span text:style-name="Strong_20_Emphasis"><text:span text:style-name="T18">#Aluracord</text:span></text:span><text:span text:style-name="T17"> marcando o </text:span><text:a xlink:type="simple" xlink:href="https://twitter.com/omariosouto" office:target-frame-name="_blank" xlink:show="new" text:style-name="Internet_20_link" text:visited-style-name="Visited_20_Internet_20_Link"><text:span text:style-name="T21">Mario</text:span></text:a><text:span text:style-name="T17"> e o </text:span><text:a xlink:type="simple" xlink:href="https://twitter.com/paulo_caelum" office:target-frame-name="_blank" xlink:show="new" text:style-name="Internet_20_link" text:visited-style-name="Visited_20_Internet_20_Link"><text:span text:style-name="T21">Paulo</text:span></text:a><text:span text:style-name="T17">!</text:span></text:p>
      <text:p text:style-name="P5"><text:span text:style-name="T17">Também entre no </text:span><text:a xlink:type="simple" xlink:href="https://discord.gg/kbzA7rPFFu" office:target-frame-name="_blank" xlink:show="new" text:style-name="Internet_20_link" text:visited-style-name="Visited_20_Internet_20_Link"><text:span text:style-name="T21">nosso server</text:span></text:a><text:span text:style-name="T17"> do </text:span><text:span text:style-name="Strong_20_Emphasis"><text:span text:style-name="T18">Discord</text:span></text:span><text:span text:style-name="T17"> para compartilhar seus resultados e tirar suas dúvidas com a comunidade e professores. Lembre-se que a melhor forma de aprender é ensinando, então ajude a comunidade respondendo as dúvidas e compartilhando seu conhecimento.</text:span></text:p>
      <text:h text:style-name="P3" text:outline-level="2">Desafios desta aula!</text:h>
      <text:list xml:id="list1740063109" text:style-name="L8">
        <text:list-item>
          <text:p text:style-name="P23">Pratique mais com o useRouter!</text:p>
        </text:list-item>
        <text:list-item>
          <text:p text:style-name="P23">Validação do campo: Só mostrar a imagem se tiver mais de 2 caracteres</text:p>
        </text:list-item>
        <text:list-item>
          <text:p text:style-name="P23">Desafio Master: Pegar outras informações do usuário batendo na API do GitHub</text:p>
          <text:list>
            <text:list-item>
              <text:p text:style-name="P37">Dica: você vai usar a função fetch do JavaScript</text:p>
            </text:list-item>
          </text:list>
        </text:list-item>
        <text:list-item>
          <text:p text:style-name="P30"><text:span text:style-name="T17">Colocar algo divertido na página </text:span><text:span text:style-name="Source_20_Text"><text:span text:style-name="T18">404.js</text:span></text:span><text:span text:style-name="T17"> da sua pasta pages e compartilhar com a gente no twitter!</text:span></text:p>
        </text:list-item>
      </text:list>
      <text:h text:style-name="P3" text:outline-level="2"><text:soft-page-break/>Repositório do Aluracord</text:h>
      <text:list xml:id="list3737703982" text:style-name="L9">
        <text:list-item>
          <text:p text:style-name="P31"><text:span text:style-name="T17">Confira nossa vitrine e deixe seu </text:span><text:span text:style-name="Source_20_Text"><text:span text:style-name="T18">fork</text:span></text:span><text:span text:style-name="T17"> e </text:span><text:span text:style-name="Source_20_Text"><text:span text:style-name="T18">star</text:span></text:span><text:span text:style-name="T17"> em nosso projeto! Vamos fazer o mundo todo ver o Aluracord Matrix: </text:span><text:a xlink:type="simple" xlink:href="https://github.com/alura-challenges/aluracord-matrix/" office:target-frame-name="_blank" xlink:show="new" text:style-name="Internet_20_link" text:visited-style-name="Visited_20_Internet_20_Link"><text:span text:style-name="T18">https://github.com/alura-challenges/aluracord-matrix/</text:span></text:a></text:p>
        </text:list-item>
        <text:list-item>
          <text:p text:style-name="P31"><text:span text:style-name="T17">Aqui você consegue ver com detalhes as alterações de arquivos que fizemos: </text:span><text:a xlink:type="simple" xlink:href="https://github.com/alura-challenges/aluracord-matrix/pull/3/files" office:target-frame-name="_blank" xlink:show="new" text:style-name="Internet_20_link" text:visited-style-name="Visited_20_Internet_20_Link"><text:span text:style-name="T18">https://github.com/alura-challenges/aluracord-matrix/pull/3/files</text:span></text:a></text:p>
        </text:list-item>
      </text:list>
      <text:h text:style-name="P3" text:outline-level="2">Links importantes para você acompanhar a aula</text:h>
      <text:list xml:id="list3641717543" text:style-name="L10">
        <text:list-item>
          <text:p text:style-name="P32"><text:a xlink:type="simple" xlink:href="https://www.youtube.com/watch?v=JbzcLKiTThk" office:target-frame-name="_blank" xlink:show="new" text:style-name="Internet_20_link" text:visited-style-name="Visited_20_Internet_20_Link"><text:span text:style-name="T18">Aprender forEach e map - Mario Souto</text:span></text:a></text:p>
        </text:list-item>
      </text:list>
      <text:h text:style-name="P3" text:outline-level="2">Links citados nesta aula</text:h>
      <text:list xml:id="list3197024889" text:style-name="L11">
        <text:list-item>
          <text:p text:style-name="P33"><text:a xlink:type="simple" xlink:href="https://www.youtube.com/watch?v=cMq6k7ymv2s" office:target-frame-name="_blank" xlink:show="new" text:style-name="Internet_20_link" text:visited-style-name="Visited_20_Internet_20_Link"><text:span text:style-name="T18">Mario Souto - Validando Formulários com React</text:span></text:a></text:p>
        </text:list-item>
        <text:list-item>
          <text:p text:style-name="P33"><text:a xlink:type="simple" xlink:href="https://www.youtube.com/watch?v=85vJXFpXLQw" office:target-frame-name="_blank" xlink:show="new" text:style-name="Internet_20_link" text:visited-style-name="Visited_20_Internet_20_Link"><text:span text:style-name="T18">Como fazer AJAX? E pegar os dados da API do GitHub</text:span></text:a></text:p>
        </text:list-item>
        <text:list-item>
          <text:p text:style-name="P33"><text:a xlink:type="simple" xlink:href="https://www.youtube.com/watch?v=yMRSDdifGW8&amp;t=2s" office:target-frame-name="_blank" xlink:show="new" text:style-name="Internet_20_link" text:visited-style-name="Visited_20_Internet_20_Link"><text:span text:style-name="T18">Mario Souto - Github Pro + Eslint</text:span></text:a></text:p>
        </text:list-item>
        <text:list-item>
          <text:p text:style-name="P33"><text:a xlink:type="simple" xlink:href="https://www.youtube.com/watch?v=jOAU81jdi-c&amp;list=PLTcmLKdIkOWmeNferJ292VYKBXydGeDej" office:target-frame-name="_blank" xlink:show="new" text:style-name="Internet_20_link" text:visited-style-name="Visited_20_Internet_20_Link"><text:span text:style-name="T18">Criando Flappy Bird com JavaScript - Mario Souto</text:span></text:a></text:p>
        </text:list-item>
      </text:list>
      <text:h text:style-name="P3" text:outline-level="2">Como compartilhar seu próprio Aluracord</text:h>
      <text:p text:style-name="P5"><text:span text:style-name="T17">Você pode, depois do deploy, simplesmente marcar a gente e usar as hashtags #ImersaoReact e #Aluracord. Mas quer fazer melhor? Você pode usar </text:span><text:a xlink:type="simple" xlink:href="https://chrome.google.com/webstore/detail/screencastify-screen-vide/mmeijimgabbpbgpdklnllpncmdofkcpn" office:target-frame-name="_blank" xlink:show="new" text:style-name="Internet_20_link" text:visited-style-name="Visited_20_Internet_20_Link"><text:span text:style-name="T21">este plugin do Chrome</text:span></text:a><text:span text:style-name="T17"> para gravar o seu site em ação, scrollar, mostrar efeitos especiais e ainda passear pelo seu código quando ele estiver interessante.</text:span></text:p>
      <text:p text:style-name="P6">Poste no seu Instagram, Linkedin, Twitter ou Facebook e marque #ImersaoReact, @aluraonline e seus professores para que a gente deixe um comentário e, quem sabe, você apareça nos extras das aulas!</text:p>
      <text:h text:style-name="P3" text:outline-level="2">Acessibilidade - Transcrição da aula</text:h>
      <text:p text:style-name="P5"><text:span text:style-name="T17">Acesse a transcrição desta aula </text:span><text:a xlink:type="simple" xlink:href="https://github.com/neforodrigo/imersao_react_2022/blob/main/imersao_react_aula02.md" office:target-frame-name="_blank" xlink:show="new" text:style-name="Internet_20_link" text:visited-style-name="Visited_20_Internet_20_Link"><text:span text:style-name="T21">clicando aqui</text:span></text:a><text:span text:style-name="T17">.</text:span></text:p>
      <text:p text:style-name="P11"/>
      <text:p text:style-name="P11"/>
      <text:p text:style-name="P12">Chat offline? Aprimorando as habilidades com State</text:p>
      <text:p text:style-name="P14"/>
      <text:h text:style-name="P2" text:outline-level="2">Detalhes desta aula</text:h>
      <text:p text:style-name="P9">Nesta aula vamos criar a estrutura do nosso chat e fazer ele funcionar inicialmente sem nenhum Back-End. Explicaremos também muitos conceitos de Front-End que funcionam em diversos tipos de projetos. Você vai perceber como ser Dev em T facilita muito a sua vida como programador ou programadora!</text:p>
      <text:h text:style-name="P8" text:outline-level="2">Conteúdo detalhado desta aula</text:h>
      <text:list xml:id="list4006035973" text:style-name="L12">
        <text:list-item>
          <text:p text:style-name="P38">Entender um pouco mais de como podemos trabalhar com state no React;</text:p>
        </text:list-item>
        <text:list-item>
          <text:p text:style-name="P38">Trabalhar com arrays no state;</text:p>
        </text:list-item>
        <text:list-item>
          <text:p text:style-name="P48">Criar um campo que ao apertamos o "Enter", faz o submit das informações;</text:p>
        </text:list-item>
      </text:list>
      <text:p text:style-name="P10"><text:span text:style-name="T18">Lembre de postar o resultado final do seu Aluracord com a hashtag </text:span><text:span text:style-name="Strong_20_Emphasis"><text:span text:style-name="T18">#ImersaoReact</text:span></text:span><text:span text:style-name="T18"> marcando o </text:span><text:a xlink:type="simple" xlink:href="https://twitter.com/omariosouto" office:target-frame-name="_blank" xlink:show="new" text:style-name="Internet_20_link" text:visited-style-name="Visited_20_Internet_20_Link"><text:span text:style-name="T21">Mario</text:span></text:a><text:span text:style-name="T18"> e o </text:span><text:a xlink:type="simple" xlink:href="https://twitter.com/paulo_caelum" office:target-frame-name="_blank" xlink:show="new" text:style-name="Internet_20_link" text:visited-style-name="Visited_20_Internet_20_Link"><text:span text:style-name="T21">Paulo</text:span></text:a><text:span text:style-name="T18">!</text:span></text:p>
      <text:p text:style-name="P10"><text:span text:style-name="T18">Também entre no </text:span><text:a xlink:type="simple" xlink:href="https://discord.gg/kbzA7rPFFu" office:target-frame-name="_blank" xlink:show="new" text:style-name="Internet_20_link" text:visited-style-name="Visited_20_Internet_20_Link"><text:span text:style-name="T21">nosso server</text:span></text:a><text:span text:style-name="T18"> do </text:span><text:span text:style-name="Strong_20_Emphasis"><text:span text:style-name="T18">Discord</text:span></text:span><text:span text:style-name="T18"> para compartilhar seus resultados e tirar suas dúvidas com a comunidade e professores. A melhor forma de aprender é ensinando, então ajude a comunidade respondendo as dúvidas e compartilhando seu conhecimento.</text:span></text:p>
      <text:h text:style-name="P8" text:outline-level="2">Desafios desta aula!</text:h>
      <text:list xml:id="list2515431247" text:style-name="L13">
        <text:list-item>
          <text:p text:style-name="P39">Paulo: Colocar o botão de OK para enviar a mensagem</text:p>
        </text:list-item>
        <text:list-item>
          <text:p text:style-name="P44"><text:span text:style-name="T18">Mario: Colocar um botão de apagar mensagem! </text:span><text:span text:style-name="Emphasis"><text:span text:style-name="T18">Dica: use o </text:span></text:span><text:span text:style-name="Emphasis"><text:span text:style-name="Source_20_Text"><text:span text:style-name="T18">filter</text:span></text:span></text:span></text:p>
        </text:list-item>
      </text:list>
      <text:h text:style-name="P8" text:outline-level="2">Repositório do Aluracord</text:h>
      <text:list xml:id="list2376377371" text:style-name="L14">
        <text:list-item>
          <text:p text:style-name="P45"><text:span text:style-name="T18">Confira nossa vitrine e deixe seu fork e star em nosso projeto: </text:span><text:a xlink:type="simple" xlink:href="https://github.com/alura-challenges/aluracord-matrix/" office:target-frame-name="_blank" xlink:show="new" text:style-name="Internet_20_link" text:visited-style-name="Visited_20_Internet_20_Link">https://github.com/alura-challenges/aluracord-matrix/</text:a></text:p>
        </text:list-item>
      </text:list>
      <text:h text:style-name="P8" text:outline-level="2"><text:soft-page-break/>Links importantes para você acompanhar a aula</text:h>
      <text:list xml:id="list779115577" text:style-name="L15">
        <text:list-item>
          <text:p text:style-name="P46"><text:a xlink:type="simple" xlink:href="https://gist.github.com/omariosouto/8517c711f36770b73371185e4aed92d6" office:target-frame-name="_blank" xlink:show="new" text:style-name="Internet_20_link" text:visited-style-name="Visited_20_Internet_20_Link"><text:span text:style-name="T18">Template base da página do Chat usado no começo da aula</text:span></text:a></text:p>
        </text:list-item>
        <text:list-item>
          <text:p text:style-name="P46"><text:a xlink:type="simple" xlink:href="https://github.com/alura-challenges/aluracord-matrix/pull/4/files" office:target-frame-name="_blank" xlink:show="new" text:style-name="Internet_20_link" text:visited-style-name="Visited_20_Internet_20_Link"><text:span text:style-name="T18">Código da Aula completo com tudo o que fizemos na aula</text:span></text:a></text:p>
        </text:list-item>
      </text:list>
      <text:h text:style-name="P8" text:outline-level="2">Links citados nesta aula</text:h>
      <text:list xml:id="list4033090853" text:style-name="L16">
        <text:list-item>
          <text:p text:style-name="P47"><text:a xlink:type="simple" xlink:href="https://youtube.com/DevSoutinho" office:target-frame-name="_blank" xlink:show="new" text:style-name="Internet_20_link" text:visited-style-name="Visited_20_Internet_20_Link"><text:span text:style-name="T18">Lembre-se de se inscrever no canal do DevSoutinho</text:span></text:a></text:p>
        </text:list-item>
        <text:list-item>
          <text:p text:style-name="P47"><text:a xlink:type="simple" xlink:href="https://github.com/alura-challenges/aluracord-matrix" office:target-frame-name="_blank" xlink:show="new" text:style-name="Internet_20_link" text:visited-style-name="Visited_20_Internet_20_Link"><text:span text:style-name="T18">Dar uma star no repositório da imersão</text:span></text:a></text:p>
        </text:list-item>
        <text:list-item>
          <text:p text:style-name="P47"><text:a xlink:type="simple" xlink:href="https://github.com/skynexui/components" office:target-frame-name="_blank" xlink:show="new" text:style-name="Internet_20_link" text:visited-style-name="Visited_20_Internet_20_Link"><text:span text:style-name="T18">Dar uma star no repositório da biblioteca </text:span></text:a><text:a xlink:type="simple" xlink:href="https://github.com/skynexui/components" office:target-frame-name="_blank" xlink:show="new" text:style-name="Internet_20_link" text:visited-style-name="Visited_20_Internet_20_Link"><text:span text:style-name="Source_20_Text"><text:span text:style-name="T18">@skynexui/components</text:span></text:span></text:a></text:p>
        </text:list-item>
      </text:list>
      <text:h text:style-name="P8" text:outline-level="2">Como compartilhar seu próprio Aluracord</text:h>
      <text:p text:style-name="P10"><text:span text:style-name="T18">Você pode, depois do deploy, simplesmente marcar a gente usando as hashtags #ImersaoReact e #Aluracord. Mas quer fazer melhor? Você pode usar </text:span><text:a xlink:type="simple" xlink:href="https://chrome.google.com/webstore/detail/screencastify-screen-vide/mmeijimgabbpbgpdklnllpncmdofkcpn" office:target-frame-name="_blank" xlink:show="new" text:style-name="Internet_20_link" text:visited-style-name="Visited_20_Internet_20_Link"><text:span text:style-name="T21">este plugin do Chrome</text:span></text:a><text:span text:style-name="T18"> para gravar o seu site em ação, scrollar, mostrar efeitos especiais e ainda passear pelo seu código quando ele estiver interessante.</text:span></text:p>
      <text:p text:style-name="P9">Poste no seu Instagram, Linkedin, Twitter ou Facebook e marque #ImersaoReact, #Aluracord @aluraonline e seus professores para que a gente deixe um comentário e, quem sabe, você apareça nos extras das aulas!</text:p>
      <text:h text:style-name="P8" text:outline-level="2">Acessibilidade - Transcrição da aula</text:h>
      <text:p text:style-name="P10"><text:span text:style-name="T18">Acesse a transcrição desta aula </text:span><text:a xlink:type="simple" xlink:href="https://github.com/neforodrigo/imersao_react_2022/blob/main/imersao_react_aula03.md" office:target-frame-name="_blank" xlink:show="new" text:style-name="Internet_20_link" text:visited-style-name="Visited_20_Internet_20_Link"><text:span text:style-name="T21">clicando aqui</text:span></text:a><text:span text:style-name="T18">.</text:span></text:p>
      <text:p text:style-name="P7"/>
      <text:p text:style-name="P11"/>
      <text:p text:style-name="P11"/>
      <text:p text:style-name="P61">Integrando com o Supabase.io</text:p>
      <text:p text:style-name="P14"/>
      <text:h text:style-name="P8" text:outline-level="2">Detalhes desta aula</text:h>
      <text:p text:style-name="P9">Nesta aula vamos integrar com o Supabase! Uma ferramenta de "Back-End as a Service" que vai nos ajudar a ter um banco de dados real time para guardar as mensagens do nosso chat.</text:p>
      <text:h text:style-name="P8" text:outline-level="2">Conteúdo detalhado desta aula</text:h>
      <text:list xml:id="list1575674654" text:style-name="L17">
        <text:list-item>
          <text:p text:style-name="P41">AJAX e o que é?</text:p>
        </text:list-item>
        <text:list-item>
          <text:p text:style-name="P41">Supabase</text:p>
        </text:list-item>
        <text:list-item>
          <text:p text:style-name="P41">Aba network para debugarmos requests HTTP</text:p>
        </text:list-item>
        <text:list-item>
          <text:p text:style-name="P49">useEffect no React</text:p>
        </text:list-item>
      </text:list>
      <text:p text:style-name="P10"><text:span text:style-name="T18">Lembre de postar o resultado final do seu Aluracord com a hashtag </text:span><text:span text:style-name="Strong_20_Emphasis"><text:span text:style-name="T18">#ImersaoReact</text:span></text:span><text:span text:style-name="T18"> marcando o </text:span><text:a xlink:type="simple" xlink:href="https://twitter.com/omariosouto" office:target-frame-name="_blank" xlink:show="new" text:style-name="Internet_20_link" text:visited-style-name="Visited_20_Internet_20_Link"><text:span text:style-name="T21">Mario</text:span></text:a><text:span text:style-name="T18"> e o </text:span><text:a xlink:type="simple" xlink:href="https://twitter.com/paulo_caelum" office:target-frame-name="_blank" xlink:show="new" text:style-name="Internet_20_link" text:visited-style-name="Visited_20_Internet_20_Link"><text:span text:style-name="T21">Paulo</text:span></text:a><text:span text:style-name="T18">!</text:span></text:p>
      <text:p text:style-name="P10"><text:span text:style-name="T18">Também entre no </text:span><text:a xlink:type="simple" xlink:href="https://discord.gg/kbzA7rPFFu" office:target-frame-name="_blank" xlink:show="new" text:style-name="Internet_20_link" text:visited-style-name="Visited_20_Internet_20_Link"><text:span text:style-name="T21">nosso server</text:span></text:a><text:span text:style-name="T18"> do </text:span><text:span text:style-name="Strong_20_Emphasis"><text:span text:style-name="T18">Discord</text:span></text:span><text:span text:style-name="T18"> para compartilhar seus resultados e tirar suas dúvidas com a comunidade e professores. Lembre-se que a melhor forma de aprender é ensinando, então ajude a comunidade respondendo as dúvidas e compartilhando seu conhecimento.</text:span></text:p>
      <text:h text:style-name="P8" text:outline-level="2">Desafios desta aula!</text:h>
      <text:list xml:id="list4072555649" text:style-name="L18">
        <text:list-item>
          <text:p text:style-name="P42">Mario Souto: Mostrar o loading de mensagens (Tem que fazer o mais criativo ein!)</text:p>
        </text:list-item>
        <text:list-item>
          <text:p text:style-name="P53"><text:span text:style-name="T18">Paulo Silveira: Fazer um efeito quando passar o mouse em cima (Use esse link como referência: </text:span><text:a xlink:type="simple" xlink:href="https://pt-br.reactjs.org/docs/events.html#mouse-events" office:target-frame-name="_blank" xlink:show="new" text:style-name="Internet_20_link" text:visited-style-name="Visited_20_Internet_20_Link">https://pt-br.reactjs.org/docs/events.html#mouse-events</text:a><text:span text:style-name="T18">)</text:span></text:p>
        </text:list-item>
        <text:list-item>
          <text:p text:style-name="P50">Se quiser tentar criar alguma coisa mais diferentona, fique a vontade para criar e compartilhe com a gente :)</text:p>
        </text:list-item>
      </text:list>
      <text:h text:style-name="P8" text:outline-level="2"><text:soft-page-break/>Repositório do Aluracord</text:h>
      <text:list xml:id="list3907206204" text:style-name="L19">
        <text:list-item>
          <text:p text:style-name="P54"><text:span text:style-name="T18">Confira nossa vitrine e deixe seu fork e star em nosso projeto: </text:span><text:a xlink:type="simple" xlink:href="https://github.com/alura-challenges/aluracord-matrix/" office:target-frame-name="_blank" xlink:show="new" text:style-name="Internet_20_link" text:visited-style-name="Visited_20_Internet_20_Link">https://github.com/alura-challenges/aluracord-matrix/</text:a></text:p>
        </text:list-item>
        <text:list-item>
          <text:p text:style-name="P54"><text:span text:style-name="T18">Aqui você consegue ver com detalhes as alterações de arquivos que fizemos: </text:span><text:a xlink:type="simple" xlink:href="https://github.com/alura-challenges/aluracord-matrix/pull/5/files" office:target-frame-name="_blank" xlink:show="new" text:style-name="Internet_20_link" text:visited-style-name="Visited_20_Internet_20_Link">https://github.com/alura-challenges/aluracord-matrix/pull/5/files</text:a></text:p>
        </text:list-item>
      </text:list>
      <text:h text:style-name="P8" text:outline-level="2">Links importantes para você acompanhar a aula</text:h>
      <text:list xml:id="list2938484508" text:style-name="L20">
        <text:list-item>
          <text:p text:style-name="P55"><text:a xlink:type="simple" xlink:href="https://www.figma.com/file/xHF0n0qxiE2rqjqAILiBUB/Aluracord?node-id=58%3A0" office:target-frame-name="_blank" xlink:show="new" text:style-name="Internet_20_link" text:visited-style-name="Visited_20_Internet_20_Link"><text:span text:style-name="T18">Figma com o design que desenvolvemos na tela</text:span></text:a></text:p>
        </text:list-item>
        <text:list-item>
          <text:p text:style-name="P55"><text:a xlink:type="simple" xlink:href="https://supabase.io/" office:target-frame-name="_blank" xlink:show="new" text:style-name="Internet_20_link" text:visited-style-name="Visited_20_Internet_20_Link"><text:span text:style-name="T18">Supabase</text:span></text:a></text:p>
        </text:list-item>
        <text:list-item>
          <text:p text:style-name="P55"><text:a xlink:type="simple" xlink:href="https://github.com/alura-challenges/aluracord-matrix/pull/5/files" office:target-frame-name="_blank" xlink:show="new" text:style-name="Internet_20_link" text:visited-style-name="Visited_20_Internet_20_Link"><text:span text:style-name="T18">Código que alteramos na aula arquivo por arquivo</text:span></text:a></text:p>
        </text:list-item>
      </text:list>
      <text:h text:style-name="P8" text:outline-level="2">Links citados na aula</text:h>
      <text:list xml:id="list2276497519" text:style-name="L21">
        <text:list-item>
          <text:p text:style-name="P56"><text:a xlink:type="simple" xlink:href="https://www.youtube.com/watch?v=x4eyf5L5caY" office:target-frame-name="_blank" xlink:show="new" text:style-name="Internet_20_link" text:visited-style-name="Visited_20_Internet_20_Link"><text:span text:style-name="T18">Mario Souto - Latência</text:span></text:a></text:p>
        </text:list-item>
        <text:list-item>
          <text:p text:style-name="P56"><text:a xlink:type="simple" xlink:href="https://medium.com/@omariosouto/entendendo-como-fazer-ajax-com-a-fetchapi-977ff20da3c6" office:target-frame-name="_blank" xlink:show="new" text:style-name="Internet_20_link" text:visited-style-name="Visited_20_Internet_20_Link"><text:span text:style-name="T18">Mario Souto - Como fazer AJAX</text:span></text:a></text:p>
        </text:list-item>
        <text:list-item>
          <text:p text:style-name="P56"><text:a xlink:type="simple" xlink:href="https://httpstatusdogs.com/" office:target-frame-name="_blank" xlink:show="new" text:style-name="Internet_20_link" text:visited-style-name="Visited_20_Internet_20_Link"><text:span text:style-name="T18">Http Status Dogs</text:span></text:a></text:p>
        </text:list-item>
        <text:list-item>
          <text:p text:style-name="P56"><text:a xlink:type="simple" xlink:href="https://api.github.com/users/omariosouto" office:target-frame-name="_blank" xlink:show="new" text:style-name="Internet_20_link" text:visited-style-name="Visited_20_Internet_20_Link"><text:span text:style-name="T18">API do GitHub</text:span></text:a></text:p>
        </text:list-item>
        <text:list-item>
          <text:p text:style-name="P56"><text:a xlink:type="simple" xlink:href="https://www.alura.com.br/dev-em-t" text:style-name="Internet_20_link" text:visited-style-name="Visited_20_Internet_20_Link"><text:span text:style-name="T18">Dev em T</text:span></text:a></text:p>
        </text:list-item>
        <text:list-item>
          <text:p text:style-name="P56"><text:a xlink:type="simple" xlink:href="https://www.alura.com.br/artigos/stickers-dev-aluraverso-whatsapp-telegram" text:style-name="Internet_20_link" text:visited-style-name="Visited_20_Internet_20_Link"><text:span text:style-name="T18">Pacote de stickers da Alura</text:span></text:a></text:p>
        </text:list-item>
      </text:list>
      <text:h text:style-name="P8" text:outline-level="2">Como compartilhar seu próprio Aluracord</text:h>
      <text:p text:style-name="P10"><text:span text:style-name="T18">Você pode, depois do deploy, simplesmente marcar a gente e usar as hashtags #ImersaoReact e #Aluracord. Mas quer fazer melhor? Você pode usar </text:span><text:a xlink:type="simple" xlink:href="https://chrome.google.com/webstore/detail/screencastify-screen-vide/mmeijimgabbpbgpdklnllpncmdofkcpn" office:target-frame-name="_blank" xlink:show="new" text:style-name="Internet_20_link" text:visited-style-name="Visited_20_Internet_20_Link"><text:span text:style-name="T21">este plugin do Chrome</text:span></text:a><text:span text:style-name="T18"> para gravar o seu site em ação, scrollar, mostrar efeitos especiais e ainda passear pelo seu código quando ele estiver interessante.</text:span></text:p>
      <text:p text:style-name="P9">Poste no seu Instagram, Linkedin, Twitter ou Facebook e marque #ImersaoReact, #Aluracord, @aluraonline e seus professores para que a gente deixe um comentário e, quem sabe, você apareça nos extras das aulas!</text:p>
      <text:h text:style-name="P8" text:outline-level="2">Acessibilidade - Transcrição da aula</text:h>
      <text:p text:style-name="P10"><text:span text:style-name="T18">Acesse a transcrição da aula </text:span><text:a xlink:type="simple" xlink:href="https://github.com/neforodrigo/imersao_react_2022/blob/main/imersao_react_aula04.md" office:target-frame-name="_blank" xlink:show="new" text:style-name="Internet_20_link" text:visited-style-name="Visited_20_Internet_20_Link"><text:span text:style-name="T21">clicando aqui</text:span></text:a><text:span text:style-name="T18">.</text:span></text:p>
      <text:p text:style-name="P7"/>
      <text:p text:style-name="P11"/>
      <text:p text:style-name="P11"/>
      <text:p text:style-name="P12">Adicionando suporte para Stickers e dicas essenciais para próximos passos</text:p>
      <text:p text:style-name="P14"/>
      <text:h text:style-name="P8" text:outline-level="2">Detalhes desta aula</text:h>
      <text:p text:style-name="P9">E estamos chegando ao fim da nossa imersão... Mas não é pra ficar triste! Nesta aula vamos falar sobre:</text:p>
      <text:list xml:id="list3200615610" text:style-name="L22">
        <text:list-item>
          <text:p text:style-name="P43">Web Sockets</text:p>
        </text:list-item>
        <text:list-item>
          <text:p text:style-name="P57"><text:span text:style-name="T18">E adicionar os </text:span><text:a xlink:type="simple" xlink:href="https://github.com/alura-challenges/aluracord-matrix/blob/main/config.json#L33" office:target-frame-name="_blank" xlink:show="new" text:style-name="Internet_20_link" text:visited-style-name="Visited_20_Internet_20_Link">stickers que você pode pegar VÁRIOS aqui</text:a><text:span text:style-name="T18"> :)</text:span></text:p>
        </text:list-item>
      </text:list>
      <text:h text:style-name="P8" text:outline-level="2">Aulas e Discord no ar até 02/02 - quarta-feira!</text:h>
      <text:p text:style-name="P10"><text:span text:style-name="T18">Lembre de postar o resultado final do seu Aluracord com a hashtag </text:span><text:span text:style-name="Strong_20_Emphasis"><text:span text:style-name="T18">#ImersaoReact</text:span></text:span><text:span text:style-name="T18"> marcando o </text:span><text:a xlink:type="simple" xlink:href="https://twitter.com/omariosouto" office:target-frame-name="_blank" xlink:show="new" text:style-name="Internet_20_link" text:visited-style-name="Visited_20_Internet_20_Link"><text:span text:style-name="T21">Mario</text:span></text:a><text:span text:style-name="T18"> e o </text:span><text:a xlink:type="simple" xlink:href="https://twitter.com/paulo_caelum" office:target-frame-name="_blank" xlink:show="new" text:style-name="Internet_20_link" text:visited-style-name="Visited_20_Internet_20_Link"><text:span text:style-name="T21">Paulo</text:span></text:a><text:span text:style-name="T18">!</text:span></text:p>
      <text:p text:style-name="P10"><text:span text:style-name="T18">Também entre no </text:span><text:a xlink:type="simple" xlink:href="https://discord.com/invite/kbzA7rPFFu" office:target-frame-name="_blank" xlink:show="new" text:style-name="Internet_20_link" text:visited-style-name="Visited_20_Internet_20_Link"><text:span text:style-name="T21">nosso server</text:span></text:a><text:span text:style-name="T18"> do </text:span><text:span text:style-name="Strong_20_Emphasis"><text:span text:style-name="T18">Discord</text:span></text:span><text:span text:style-name="T18"> para compartilhar seus resultados e tirar suas dúvidas com a comunidade e professores. Lembre-se que a melhor forma de aprender é ensinando, então ajude a comunidade respondendo as dúvidas e compartilhando seu conhecimento.</text:span></text:p>
      <text:h text:style-name="P8" text:outline-level="2">Desafios</text:h>
      <text:list xml:id="list3673989239" text:style-name="L23">
        <text:list-item>
          <text:p text:style-name="P51">Agora é com você! Adicione o que você achar de mais legal no projeto e compartilha com a gente no twitter! Estamos extremamente orgulhosos de ver tudo o que vocês estão criando e compartilhando.</text:p>
        </text:list-item>
      </text:list>
      <text:h text:style-name="P8" text:outline-level="2">Repositório do Aluracord</text:h>
      <text:list xml:id="list3118371885" text:style-name="L24">
        <text:list-item>
          <text:p text:style-name="P58"><text:a xlink:type="simple" xlink:href="https://github.com/alura-challenges/" office:target-frame-name="_blank" xlink:show="new" text:style-name="Internet_20_link" text:visited-style-name="Visited_20_Internet_20_Link"><text:span text:style-name="T18">Não se esqueça de deixar uma star ein!</text:span></text:a></text:p>
        </text:list-item>
      </text:list>
      <text:h text:style-name="P8" text:outline-level="2"><text:soft-page-break/>Links importantes para você acompanhar a aula + DICAS!</text:h>
      <text:list xml:id="list4165393626" text:style-name="L25">
        <text:list-item>
          <text:p text:style-name="P59"><text:a xlink:type="simple" xlink:href="https://github.com/alura-challenges/aluracord-matrix/pull/7/files" office:target-frame-name="_blank" xlink:show="new" text:style-name="Internet_20_link" text:visited-style-name="Visited_20_Internet_20_Link"><text:span text:style-name="T18">Código com as alterações feitas na aula</text:span></text:a></text:p>
        </text:list-item>
        <text:list-item>
          <text:p text:style-name="P59"><text:a xlink:type="simple" xlink:href="https://www.alura.com.br/artigos/stickers-dev-aluraverso-whatsapp-telegram" text:style-name="Internet_20_link" text:visited-style-name="Visited_20_Internet_20_Link"><text:span text:style-name="T18">Stickers do AluraVerso!</text:span></text:a></text:p>
        </text:list-item>
        <text:list-item>
          <text:p text:style-name="P59"><text:a xlink:type="simple" xlink:href="https://github.com/alura-challenges/aluracord-matrix/blob/aula05/src/components/ButtonSendSticker.js" office:target-frame-name="_blank" xlink:show="new" text:style-name="Internet_20_link" text:visited-style-name="Visited_20_Internet_20_Link"><text:span text:style-name="T18">Componente </text:span></text:a><text:a xlink:type="simple" xlink:href="https://github.com/alura-challenges/aluracord-matrix/blob/aula05/src/components/ButtonSendSticker.js" office:target-frame-name="_blank" xlink:show="new" text:style-name="Internet_20_link" text:visited-style-name="Visited_20_Internet_20_Link"><text:span text:style-name="Source_20_Text"><text:span text:style-name="T18">ButtonSendSticker</text:span></text:span></text:a></text:p>
        </text:list-item>
        <text:list-item>
          <text:p text:style-name="P59"><text:a xlink:type="simple" xlink:href="https://www.youtube.com/playlist?list=PLTcmLKdIkOWkJY8LJXs1GDqBnxCGsExBO" office:target-frame-name="_blank" xlink:show="new" text:style-name="Internet_20_link" text:visited-style-name="Visited_20_Internet_20_Link"><text:span text:style-name="T18">Dicas de programação do DevSoutinho</text:span></text:a></text:p>
        </text:list-item>
        <text:list-item>
          <text:p text:style-name="P59"><text:a xlink:type="simple" xlink:href="https://www.youtube.com/playlist?list=PLTcmLKdIkOWmeNferJ292VYKBXydGeDej" office:target-frame-name="_blank" xlink:show="new" text:style-name="Internet_20_link" text:visited-style-name="Visited_20_Internet_20_Link"><text:span text:style-name="T18">Como criar um jogo do ZERO!</text:span></text:a></text:p>
        </text:list-item>
        <text:list-item>
          <text:p text:style-name="P59"><text:a xlink:type="simple" xlink:href="https://www.youtube.com/playlist?list=PLTcmLKdIkOWkVld6KvLJbUCPIOjqLg9cr" office:target-frame-name="_blank" xlink:show="new" text:style-name="Internet_20_link" text:visited-style-name="Visited_20_Internet_20_Link"><text:span text:style-name="T18">DevSoutinho - Dicas de React e Web em geral</text:span></text:a></text:p>
        </text:list-item>
        <text:list-item>
          <text:p text:style-name="P59"><text:a xlink:type="simple" xlink:href="https://supabase.io/" office:target-frame-name="_blank" xlink:show="new" text:style-name="Internet_20_link" text:visited-style-name="Visited_20_Internet_20_Link"><text:span text:style-name="T18">Supabase</text:span></text:a></text:p>
        </text:list-item>
      </text:list>
      <text:p text:style-name="P18"><text:span text:style-name="T26">E </text:span><text:a xlink:type="simple" xlink:href="https://youtube.com/c/DevSoutinho/" office:target-frame-name="_blank" xlink:show="new" text:style-name="Internet_20_link" text:visited-style-name="Visited_20_Internet_20_Link"><text:span text:style-name="T27">se inscreve no canal do DevSoutinho pra receber a live SURPRESA!</text:span></text:a><text:span text:style-name="T26"> Com o conteúdo pra adicionar mais uma feature no seu chat, citada pelo paulo no final dessa aula!</text:span></text:p>
      <text:h text:style-name="P8" text:outline-level="2">Como compartilhar seu próprio Aluracord</text:h>
      <text:p text:style-name="P10"><text:span text:style-name="T18">Você pode, depois do deploy, simplesmente marcar a gente e usar as hashtags #ImersaoReact e #Aluracord. Mas quer fazer melhor? Você pode usar </text:span><text:a xlink:type="simple" xlink:href="https://chrome.google.com/webstore/detail/screencastify-screen-vide/mmeijimgabbpbgpdklnllpncmdofkcpn" office:target-frame-name="_blank" xlink:show="new" text:style-name="Internet_20_link" text:visited-style-name="Visited_20_Internet_20_Link"><text:span text:style-name="T21">este plugin do Chrome</text:span></text:a><text:span text:style-name="T18"> para gravar o seu chat em ação, scrollar, mostrar efeitos especiais e ainda passear pelo seu código quando ele estiver interessante.</text:span></text:p>
      <text:p text:style-name="P9">Poste no seu Instagram, Linkedin, Twitter ou Facebook e não esqueça de marcar #ImersaoReact, @aluraonline e seus professores para que a gente deixe um comentário e, quem sabe, você apareça nos extras das aulas!</text:p>
      <text:h text:style-name="P8" text:outline-level="2">Acessibilidade - Transcrição da aula</text:h>
      <text:p text:style-name="P9">Em breve disponibilizaremos a transcrição desta aula.</text:p>
      <text:p text:style-name="P7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Helvetica, sans-serif"/>
    <style:font-face style:name="Open Sans1" svg:font-family="'Open Sans', Arial, sans-serif"/>
    <style:font-face style:name="Roboto Mono" svg:font-family="'Roboto Mono', 'Courier New', monospace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5:04:31.172351482</meta:creation-date>
    <meta:editing-duration>PT2M39S</meta:editing-duration>
    <meta:editing-cycles>2</meta:editing-cycles>
    <meta:generator>LibreOffice/6.4.7.2$Linux_X86_64 LibreOffice_project/40$Build-2</meta:generator>
    <dc:date>2022-01-30T15:07:04.511207250</dc:date>
    <meta:document-statistic meta:table-count="0" meta:image-count="0" meta:object-count="0" meta:page-count="11" meta:paragraph-count="167" meta:word-count="2064" meta:character-count="12551" meta:non-whitespace-character-count="10741"/>
  </office:meta>
</office:document-meta>
</file>